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8224" officeooo:paragraph-rsid="000c8224"/>
    </style:style>
    <style:style style:name="P2" style:family="paragraph" style:parent-style-name="Standard" style:list-style-name="L1">
      <style:text-properties officeooo:rsid="000c8224" officeooo:paragraph-rsid="000c8224"/>
    </style:style>
    <style:style style:name="P3" style:family="paragraph" style:parent-style-name="Standard">
      <style:text-properties officeooo:rsid="000cee35" officeooo:paragraph-rsid="000cee35"/>
    </style:style>
    <style:style style:name="P4" style:family="paragraph" style:parent-style-name="Standard">
      <style:paragraph-properties fo:text-align="center" style:justify-single-word="false"/>
      <style:text-properties fo:font-size="18pt" fo:font-weight="bold" officeooo:rsid="000c8224" officeooo:paragraph-rsid="000c8224" style:font-size-asian="18pt" style:font-weight-asian="bold" style:font-size-complex="18pt" style:font-weight-complex="bold"/>
    </style:style>
    <style:style style:name="P5" style:family="paragraph" style:parent-style-name="Standard">
      <style:text-properties fo:font-size="14pt" fo:font-weight="bold" officeooo:rsid="000c8224" officeooo:paragraph-rsid="000c8224" style:font-size-asian="14pt" style:font-weight-asian="bold" style:font-size-complex="14pt" style:font-weight-complex="bold"/>
    </style:style>
    <style:style style:name="T1" style:family="text">
      <style:text-properties fo:color="#ce181e" fo:font-weight="bold" fo:background-color="#eeeeee" loext:char-shading-value="0" style:font-weight-asian="bold" style:font-weight-complex="bold"/>
    </style:style>
    <style:style style:name="T2" style:family="text">
      <style:text-properties fo:color="#ce181e" fo:font-weight="bold" fo:background-color="#eeeeee" loext:char-shading-value="0" style:font-weight-asian="bold" style:font-weight-complex="bold"/>
    </style:style>
    <style:style style:name="T3" style:family="text">
      <style:text-properties fo:color="#ce181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UBY</text:p>
      <text:p text:style-name="Standard"/>
      <text:p text:style-name="P5">Basics</text:p>
      <text:p text:style-name="P1"/>
      <text:p text:style-name="P1"><text:span text:style-name="T6">Arithmetic operators</text:span></text:p>
      <text:p text:style-name="P1">Ruby has the same basic operators than any other high level language</text:p>
      <text:list xml:id="list4252212414" text:style-name="L1">
        <text:list-item>
          <text:p text:style-name="P2"><text:span text:style-name="T4">Add:</text:span> represented by the <text:span text:style-name="T2">+</text:span> sign.</text:p>
        </text:list-item>
        <text:list-item>
          <text:p text:style-name="P2"><text:span text:style-name="T4">Subtract:</text:span> Represented by the <text:span text:style-name="T2">–</text:span> sign.</text:p>
        </text:list-item>
        <text:list-item>
          <text:p text:style-name="P2"><text:span text:style-name="T4">Multiply:</text:span> Represented by the <text:span text:style-name="T2">*</text:span> sign.</text:p>
        </text:list-item>
        <text:list-item>
          <text:p text:style-name="P2"><text:span text:style-name="T4">Divide:</text:span> Represented by the <text:span text:style-name="T2">/</text:span> sign.</text:p>
        </text:list-item>
        <text:list-item>
          <text:p text:style-name="P2"><text:span text:style-name="T4">Exponent:</text:span> Represented by the <text:span text:style-name="T2">**</text:span> sign.</text:p>
        </text:list-item>
        <text:list-item>
          <text:p text:style-name="P2"><text:span text:style-name="T4">Modulus:</text:span> Represented by the <text:span text:style-name="T2">%</text:span> sign.</text:p>
        </text:list-item>
      </text:list>
      <text:p text:style-name="P1"/>
      <text:p text:style-name="P1"><text:span text:style-name="T5">Data types</text:span></text:p>
      <text:p text:style-name="P1">Ruby has the basic data types like integer and floats for numbers, string and boolean (true,false,nil).</text:p>
      <text:p text:style-name="P1">When working with integers and floats is important to remember that when the operation is between two integers the result is an integer (the decimal part is ignored) but if the operation is between a float and a float or a integer and a float the result is always a float.</text:p>
      <text:p text:style-name="P1">You can convert types of numbers with methods already defined. To convert to float you have to use the <text:span text:style-name="T2">.to_f</text:span> method on the number and to convert to integer you have to use the <text:span text:style-name="T2">.to_i</text:span> method.</text:p>
      <text:p text:style-name="P3">There are some other methods that can be applied to numbers that can bi useful at some point like <text:span text:style-name="T2">.even?</text:span> And <text:span text:style-name="T2">.odd?</text:span> Returns true or false depending on the answer to the questi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6T22:14:06.838556910</meta:creation-date>
    <meta:generator>LibreOffice/6.0.7.3$Linux_X86_64 LibreOffice_project/00m0$Build-3</meta:generator>
    <dc:date>2020-08-06T22:31:18.803590867</dc:date>
    <meta:editing-duration>PT5M7S</meta:editing-duration>
    <meta:editing-cycles>2</meta:editing-cycles>
    <meta:document-statistic meta:table-count="0" meta:image-count="0" meta:object-count="0" meta:page-count="1" meta:paragraph-count="15" meta:word-count="195" meta:character-count="1064" meta:non-whitespace-character-count="889"/>
  </office:meta>
</office:document-meta>
</file>